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60d" officeooo:paragraph-rsid="000dd60d"/>
    </style:style>
    <style:style style:name="P2" style:family="paragraph" style:parent-style-name="Standard">
      <style:text-properties fo:font-weight="normal" officeooo:rsid="000dd60d" officeooo:paragraph-rsid="000dd60d" style:font-weight-asian="normal" style:font-weight-complex="normal"/>
    </style:style>
    <style:style style:name="P3" style:family="paragraph" style:parent-style-name="Standard">
      <style:text-properties fo:font-weight="normal" officeooo:rsid="000fe810" officeooo:paragraph-rsid="000fe810" style:font-weight-asian="normal" style:font-weight-complex="normal"/>
    </style:style>
    <style:style style:name="P4" style:family="paragraph" style:parent-style-name="Standard">
      <style:text-properties officeooo:paragraph-rsid="000fe810"/>
    </style:style>
    <style:style style:name="P5" style:family="paragraph" style:parent-style-name="Standard">
      <style:text-properties officeooo:rsid="001129f4" officeooo:paragraph-rsid="001129f4"/>
    </style:style>
    <style:style style:name="P6" style:family="paragraph" style:parent-style-name="Standard">
      <style:text-properties officeooo:rsid="00126e94" officeooo:paragraph-rsid="00126e94"/>
    </style:style>
    <style:style style:name="P7" style:family="paragraph" style:parent-style-name="Standard">
      <style:text-properties fo:font-weight="bold" officeooo:rsid="000dd60d" officeooo:paragraph-rsid="000dd60d" style:font-weight-asian="bold" style:font-weight-complex="bold"/>
    </style:style>
    <style:style style:name="P8" style:family="paragraph" style:parent-style-name="Standard">
      <style:text-properties fo:font-weight="normal" officeooo:rsid="000fe810" officeooo:paragraph-rsid="000fe810" style:font-weight-asian="normal" style:font-weight-complex="normal"/>
    </style:style>
    <style:style style:name="P9" style:family="paragraph" style:parent-style-name="Standard">
      <style:text-properties fo:font-weight="normal" officeooo:rsid="00126e94" officeooo:paragraph-rsid="00126e94" style:font-weight-asian="normal" style:font-weight-complex="normal"/>
    </style:style>
    <style:style style:name="P10" style:family="paragraph" style:parent-style-name="Standard">
      <style:text-properties style:font-name="FreeMono" fo:font-size="10pt" fo:font-weight="normal" officeooo:rsid="000fe810" officeooo:paragraph-rsid="000fe810" style:font-size-asian="10pt" style:font-weight-asian="normal" style:font-size-complex="10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810" style:font-weight-asian="bold" style:font-weight-complex="bold"/>
    </style:style>
    <style:style style:name="T3" style:family="text">
      <style:text-properties fo:font-weight="bold" officeooo:rsid="0014240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e810" style:font-weight-asian="normal" style:font-weight-complex="normal"/>
    </style:style>
    <style:style style:name="T6" style:family="text">
      <style:text-properties officeooo:rsid="000fe810"/>
    </style:style>
    <style:style style:name="T7" style:family="text">
      <style:text-properties style:font-name="FreeMono" fo:font-size="10pt" style:font-size-asian="10pt" style:font-name-complex="FreeMono" style:font-size-complex="10pt"/>
    </style:style>
    <style:style style:name="gr1" style:family="graphic">
      <style:graphic-properties draw:stroke="none" svg:stroke-color="#000000" draw:fill="none" draw:fill-color="#ffffff" fo:min-height="9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TGgenotyp V2 == format de la base de donnée</text:p>
      <text:p text:style-name="P1">Références :</text:p>
      <text:p text:style-name="P1"/>
      <text:p text:style-name="P1">&gt;AhSRK02|grpRef=H3-1</text:p>
      <text:p text:style-name="P1">ATGAGAGGTGAAGTACCAAATAAACACCATTCTTATATCTTCTTCGTCTTCCTTTTCTTTGTCT</text:p>
      <text:p text:style-name="P1"/>
      <text:p text:style-name="P1">Pour les allèles sur une séquence :</text:p>
      <text:p text:style-name="P1">&gt;<text:span text:style-name="T1">ID_Allele</text:span>|grpRef=H<text:span text:style-name="T1">&lt;No_</text:span><text:span text:style-name="T3">g</text:span><text:span text:style-name="T1">roupe&gt;</text:span>-<text:span text:style-name="T1">&lt;ID_groupe&gt;</text:span></text:p>
      <text:p text:style-name="P7"/>
      <text:p text:style-name="P2">Pour les allèles sur plusieurs séquences :</text:p>
      <text:p text:style-name="P2"/>
      <text:p text:style-name="P2">exemple pour un s<text:span text:style-name="T6">eul </text:span>allèle CgrSRK01 <text:span text:style-name="T6">représenté sur 2 séquences :</text:span> </text:p>
      <text:p text:style-name="P2">&gt;CgrSRK01P1|allelePart=CgrSRK01|grpRefPart=H0-11</text:p>
      <text:p text:style-name="P2">&gt;CgrSRK01P2|allelePart=CgrSRK01|grpRefPart=H0-11</text:p>
      <text:p text:style-name="P2"/>
      <text:p text:style-name="P3">Une séquence peut être une partie d’un ou plusieurs allèles (voir S-RNases) :</text:p>
      <text:p text:style-name="P4"><text:span text:style-name="T5">&gt;</text:span><text:span text:style-name="T2">ID_Sequence</text:span><text:span text:style-name="T5">|allelePart=</text:span><text:span text:style-name="T2">ID_Allele_1</text:span><text:span text:style-name="T5">,</text:span><text:span text:style-name="T2">ID_Allele_2</text:span><text:span text:style-name="T5">,</text:span><text:span text:style-name="T2">ID_Allele_n</text:span><text:span text:style-name="T5">|grpRefPart=</text:span><text:span text:style-name="T2">ID_groupe_1</text:span><text:span text:style-name="T5">,</text:span><text:span text:style-name="T2">ID_groupe_2</text:span><text:span text:style-name="T5">,</text:span><text:span text:style-name="T2">ID_groupe_n</text:span></text:p>
      <text:p text:style-name="P3"/>
      <text:p text:style-name="P6"><text:span text:style-name="T5">P</text:span><text:span text:style-name="T4">our un paralogue :</text:span></text:p>
      <text:p text:style-name="P9">&gt;Ahg_Aly3|Paralog=1|specie=halleri</text:p>
      <text:p text:style-name="P3"/>
      <text:p text:style-name="P3"/>
      <text:p text:style-name="P6"><text:span text:style-name="T5">R</text:span><text:span text:style-name="T4">eprésentation dans NGSgenotyp :</text:span></text:p>
      <text:p text:style-name="P9"><draw:frame text:anchor-type="paragraph" draw:z-index="0" draw:name="Forme1" draw:style-name="gr1" draw:text-style-name="P11" svg:width="7.503cm" svg:height="9.715cm" svg:x="8.045cm" svg:y="0.476cm"><draw:text-box><text:p><text:span text:style-name="T7">Al_Aly3:</text:span></text:p><text:p><text:span text:style-name="T7"><text:s text:c="2"/></text:span><text:span text:style-name="T7">Paralog: true</text:span></text:p><text:p><text:span text:style-name="T7"><text:s text:c="2"/></text:span><text:span text:style-name="T7">allelePart: null</text:span></text:p><text:p><text:span text:style-name="T7"><text:s text:c="2"/></text:span><text:span text:style-name="T7">grpID: null</text:span></text:p><text:p><text:span text:style-name="T7"><text:s text:c="2"/></text:span><text:span text:style-name="T7">grpIDPart: null</text:span></text:p><text:p><text:span text:style-name="T7"><text:s text:c="2"/></text:span><text:span text:style-name="T7">grpRef: null</text:span></text:p><text:p><text:span text:style-name="T7"><text:s text:c="2"/></text:span><text:span text:style-name="T7">grpRefPart: null</text:span></text:p><text:p><text:span text:style-name="T7"><text:s text:c="2"/></text:span><text:span text:style-name="T7">haploID: null</text:span></text:p><text:p><text:span text:style-name="T7"><text:s text:c="2"/></text:span><text:span text:style-name="T7">haploIDPart: null</text:span></text:p><text:p><text:span text:style-name="T7"><text:s text:c="2"/></text:span><text:span text:style-name="T7">len_seq: 1319</text:span></text:p><text:p><text:span text:style-name="T7"><text:s text:c="2"/></text:span><text:span text:style-name="T7">seq: ATGAGAGGCGTACGAAACATCTAC…</text:span></text:p><text:p><text:span text:style-name="T7"><text:s text:c="2"/></text:span><text:span text:style-name="T7">specie: lyrata</text:span></text:p></draw:text-box></draw:frame></text:p>
      <text:p text:style-name="P10">AhSRK01:</text:p>
      <text:p text:style-name="P10"><text:s text:c="2"/>Paralog: false</text:p>
      <text:p text:style-name="P10"><text:s text:c="2"/>allelePart: null</text:p>
      <text:p text:style-name="P10"><text:s text:c="2"/>grpID: 1</text:p>
      <text:p text:style-name="P10"><text:s text:c="2"/>grpIDPart: null</text:p>
      <text:p text:style-name="P10"><text:s text:c="2"/>grpRef: h1-1</text:p>
      <text:p text:style-name="P10"><text:s text:c="2"/>grpRefPart: null</text:p>
      <text:p text:style-name="P10"><text:s text:c="2"/>haploID: 1</text:p>
      <text:p text:style-name="P10"><text:s text:c="2"/>haploIDPart: null</text:p>
      <text:p text:style-name="P10"><text:s text:c="2"/>len_seq: 1294</text:p>
      <text:p text:style-name="P10"><text:s text:c="2"/>seq: ATGAGAGGTGTAAGAAGT…</text:p>
      <text:p text:style-name="P10"><text:s text:c="2"/>specie: null</text:p>
      <text:p text:style-name="P3"/>
      <text:p text:style-name="P3"/>
      <text:p text:style-name="P10">CgrSRK01P1:</text:p>
      <text:p text:style-name="P10"><text:s text:c="2"/>Paralog: false</text:p>
      <text:p text:style-name="P10"><text:s text:c="2"/>allelePart:</text:p>
      <text:p text:style-name="P10"><text:s text:c="2"/>- CgrSRK01</text:p>
      <text:p text:style-name="P10"><text:s text:c="2"/>- test2</text:p>
      <text:p text:style-name="P10"><text:s text:c="2"/>grpID: null</text:p>
      <text:p text:style-name="P10"><text:s text:c="2"/>grpIDPart:</text:p>
      <text:p text:style-name="P10"><text:s text:c="2"/>- 0</text:p>
      <text:p text:style-name="P10"><text:s text:c="2"/>- 0</text:p>
      <text:p text:style-name="P10"><text:s text:c="2"/>grpRef: null</text:p>
      <text:p text:style-name="P10"><text:s text:c="2"/>grpRefPart:</text:p>
      <text:p text:style-name="P10"><text:s text:c="2"/>- H0-11</text:p>
      <text:p text:style-name="P10"><text:s text:c="2"/>- H0-12</text:p>
      <text:p text:style-name="P10"><text:s text:c="2"/>haploID: null</text:p>
      <text:p text:style-name="P10"><text:s text:c="2"/>haploIDPart:</text:p>
      <text:p text:style-name="P10"><text:s text:c="2"/>- 11</text:p>
      <text:p text:style-name="P10"><text:s text:c="2"/>- 12</text:p>
      <text:p text:style-name="P10"><text:s text:c="2"/>len_seq: 638</text:p>
      <text:p text:style-name="P10"><text:s text:c="2"/>seq: ATGAGAGGTGCAGTACC…</text:p>
      <text:p text:style-name="P10"><text:s text:c="2"/>specie: null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1:16:26.845759083</meta:creation-date>
    <dc:date>2024-02-28T15:35:20.654956594</dc:date>
    <meta:editing-duration>PT20M4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7" meta:word-count="122" meta:character-count="1111" meta:non-whitespace-character-count="975"/>
  </office:meta>
</office:document-meta>
</file>